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IFFERENCE BETWEEN GRAPHQL AND REST API</text:p>
      <text:p text:style-name="Standard"/>
      <text:p text:style-name="Standard">Data Fetching with REST vs GraphQL</text:p>
      <text:p text:style-name="Standard"/>
      <text:p text:style-name="Standard">With a REST API, you would typically gather the data by accessing multiple endpoints. </text:p>
      <text:p text:style-name="Standard">In GraphQL on the other hand, you’d simply send a single query to the GraphQL server that includes the concrete data requirements. The server then responds with a JSON object where these requirements are fulfilled.</text:p>
      <text:p text:style-name="Standard"/>
      <text:p text:style-name="Standard">No more Over- and Under Fetching</text:p>
      <text:p text:style-name="Standard">One of the most common problems with REST is that of over- and under fetching. This happens because the only way for a client to download data is by hitting endpoints that return fixed data structures. It’s very difficult to design the API in a way that it’s able to provide clients with their exact data needs.</text:p>
      <text:p text:style-name="Standard"/>
      <text:p text:style-name="Standard">Overfetching: Downloading superfluous data</text:p>
      <text:p text:style-name="Standard">Overfetching means that a client downloads more information than is actually required in the app. In a REST API, this app would usually hit the /users endpoint and receive a JSON array with user data. This response however might contain more info about the users that are returned, e.g. their birthdays or addresses - information that is useless for the client because it only needs to display the users’ names.</text:p>
      <text:p text:style-name="Standard"/>
      <text:p text:style-name="Standard">Underfetching and the n+1 problem:</text:p>
      <text:p text:style-name="Standard">Another issue is underfetching and the n+1-requests problem. Underfetching generally means that a specific endpoint doesn’t provide enough of the required information. The client will have to make additional requests to fetch everything it needs. </text:p>
      <text:p text:style-name="Standard"/>
      <text:p text:style-name="Standard">Rapid Product Iterations on the Frontend:</text:p>
      <text:p text:style-name="Standard">A common pattern with REST APIs is to structure the endpoints according to the views that you have inside your app.The major drawback of this approach is that it doesn’t allow for rapid iterations on the frontend. With every change that is made to the UI, there is a high risk that now there is more (or less) data required than before. </text:p>
      <text:p text:style-name="Standard"/>
      <text:p text:style-name="Standard">With GraphQL, this problem is solved. Thanks to the flexible nature of GraphQL, changes on the client-side can be made without any extra work on the server. </text:p>
      <text:p text:style-name="Standard">Insightful Analytics on the Backend</text:p>
      <text:p text:style-name="Standard"/>
      <text:p text:style-name="Standard">GraphQL allows you to have fine-grained insights about the data that’s requested on the backend. With GraphQL, you can also do low-level performance monitoring of the requests that are processed by your server. GraphQL uses the concept of resolver functions to collect the data that’s requested by a client. </text:p>
      <text:p text:style-name="Standard"/>
      <text:p text:style-name="Standard">Benefits of a Schema &amp; Type System:</text:p>
      <text:p text:style-name="Standard">GraphQL uses a strong type system to define the capabilities of an API. All the types that are exposed in an API are written down in a schema using the GraphQL Schema Definition Language (SDL). This schema serves as the contract between the client and the server to define how a client can access the da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11T10:08:38.276206998</meta:creation-date>
    <dc:date>2022-07-11T10:10:35.365533740</dc:date>
    <meta:editing-duration>PT1M57S</meta:editing-duration>
    <meta:editing-cycles>1</meta:editing-cycles>
    <meta:document-statistic meta:table-count="0" meta:image-count="0" meta:object-count="0" meta:page-count="1" meta:paragraph-count="17" meta:word-count="450" meta:character-count="2669" meta:non-whitespace-character-count="2231"/>
    <meta:generator>LibreOffice/6.4.7.2$Linux_X86_64 LibreOffice_project/40$Build-2</meta:generator>
  </office:meta>
</office:document-meta>
</file>